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First</text:p>
          </table:table-cell>
          <table:table-cell office:value-type="time" office:time-value="PT14H5M6.000S" table:style-name="ce9">
            <text:p>14:05:06</text:p>
          </table:table-cell>
          <table:table-cell office:value-type="string" table:style-name="ce12">
            <text:p>Last</text:p>
          </table:table-cell>
          <table:table-cell office:value-type="time" office:time-value="PT14H6M36.000S" table:style-name="ce9">
            <text:p>14:06:36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4.8" table:style-name="ce13">
            <text:p>5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3.049999999999997" table:style-name="ce14">
            <text:p>33.1</text:p>
          </table:table-cell>
          <table:table-cell office:value-type="float" office:value="5.4249999999999998" table:style-name="ce14">
            <text:p>5.4</text:p>
          </table:table-cell>
          <table:table-cell office:value-type="float" office:value="0" table:style-name="ce14">
            <text:p>0.0</text:p>
          </table:table-cell>
          <table:table-cell office:value-type="float" office:value="61.524999999999999" table:style-name="ce14">
            <text:p>61.5</text:p>
          </table:table-cell>
          <table:table-cell office:value-type="float" office:value="38.475000000000001" table:style-name="ce14">
            <text:p>38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1" table:style-name="ce13">
            <text:p>11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9.7" table:style-name="ce14">
            <text:p>79.7</text:p>
          </table:table-cell>
          <table:table-cell office:value-type="float" office:value="12" table:style-name="ce14">
            <text:p>12.0</text:p>
          </table:table-cell>
          <table:table-cell office:value-type="float" office:value="0" table:style-name="ce14">
            <text:p>0.0</text:p>
          </table:table-cell>
          <table:table-cell office:value-type="float" office:value="97.5" table:style-name="ce14">
            <text:p>97.5</text:p>
          </table:table-cell>
          <table:table-cell office:value-type="float" office:value="91.7" table:style-name="ce14">
            <text:p>91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462H6M6.000S" table:style-name="ce9">
            <text:p>14:06:06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4114977307110443" table:style-name="ce14">
            <text:p>2.4</text:p>
          </table:table-cell>
          <table:table-cell office:value-type="float" office:value="2.2119815668202767" table:style-name="ce14">
            <text:p>2.2</text:p>
          </table:table-cell>
          <table:table-cell office:value-type="float" office:value="0" table:style-name="ce14">
            <text:p>0.0</text:p>
          </table:table-cell>
          <table:table-cell office:value-type="float" office:value="1.5847216578626575" table:style-name="ce14">
            <text:p>1.6</text:p>
          </table:table-cell>
          <table:table-cell office:value-type="float" office:value="2.3833658219623133" table:style-name="ce14">
            <text:p>2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04.646" table:style-name="ce13">
            <text:p>10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09T00:00:00" table:style-name="ce5">
            <text:p>09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4M5.050S" table:style-name="ce6">
            <text:p>00:14: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9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7267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786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60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2376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38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768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608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3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418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848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770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0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4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6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7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9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394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452569 0 42819 3826545 12830 0 1667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17627 0 12712 944920 2482 0 874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13961 0 11108 957872 3135 0 282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19823 0 9142 954602 1930 0 248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01157 0 9855 969150 5281 0 262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3961925 49 1153 0 0 0 0 2 0 1 0 0 0 1118 0 41501 65 0 0 0 0 0 0 0 22 0 0 0 0 0 0 0 0 59451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40553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12712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7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25672676 0 2028851 174279 21646563 41542 0 1093 607275 975 11720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394012581 21423736 <text:s text:c="3"/>0 <text:s text:c="3"/>0 <text:s text:c="3"/>0 <text:s text:c="4"/>0 <text:s text:c="9"/>0 <text:s text:c="8"/>0 3394012581 2142373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40855788 <text:s/>322766 <text:s text:c="3"/>0 <text:s text:c="2"/>95 <text:s text:c="3"/>0 <text:s text:c="4"/>0 <text:s text:c="9"/>0 <text:s text:c="8"/>0 531878587 <text:s/>43572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81 10270 713190 236680 29815 1215426 9995552 8120644 0 208660 83647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78 10240 712138 236072 29815 1215426 9995552 8120644 0 208460 8364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0 0 0 0 0 0 60 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48 0 0 0 0 0 448 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93 4892678 21 55 5 54 78395 309588 20 0 1 0 4 2932736 400 4294967295 15511552 15611388 0 0 0 0 0 4096 536946211 4294967295 0 0 0 3 0 0 16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22766 errors:0 dropped:95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3572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0855788 (40.8 MB) <text:s/>TX bytes:531878587 (531.8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142373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142373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394012581 (3.3 GB) <text:s/>TX bytes:3394012581 (3.3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9 <text:s text:c="5"/>2952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263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694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37.9" table:style-name="ce1">
            <text:p>37.9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56.2" table:style-name="ce1">
            <text:p>56.2</text:p>
          </table:table-cell>
          <table:table-cell office:value-type="float" office:value="43.8" table:style-name="ce1">
            <text:p>43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79.7" table:style-name="ce1">
            <text:p>79.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1.7" table:style-name="ce1">
            <text:p>9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13.5" table:style-name="ce1">
            <text:p>13.5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84.1" table:style-name="ce1">
            <text:p>84.1</text:p>
          </table:table-cell>
          <table:table-cell office:value-type="float" office:value="15.9" table:style-name="ce1">
            <text:p>15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049999999999997" table:style-name="ce1">
            <text:p>33.05</text:p>
          </table:table-cell>
          <table:table-cell office:value-type="float" office:value="5.4249999999999998" table:style-name="ce1">
            <text:p>5.425</text:p>
          </table:table-cell>
          <table:table-cell office:value-type="float" office:value="0" table:style-name="ce1">
            <text:p>0</text:p>
          </table:table-cell>
          <table:table-cell office:value-type="float" office:value="61.524999999999999" table:style-name="ce1">
            <text:p>61.525</text:p>
          </table:table-cell>
          <table:table-cell office:value-type="float" office:value="38.475000000000001" table:style-name="ce1">
            <text:p>38.475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3.549999999999997" table:style-name="ce11">
            <text:p>33.6</text:p>
          </table:table-cell>
          <table:table-cell office:value-type="float" office:value="5.125" table:style-name="ce11">
            <text:p>5.1</text:p>
          </table:table-cell>
          <table:table-cell office:value-type="float" office:value="0.05" table:style-name="ce11">
            <text:p>0.1</text:p>
          </table:table-cell>
          <table:table-cell office:value-type="float" office:value="61.3" table:style-name="ce11">
            <text:p>61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6.674999999999997" table:style-name="ce11">
            <text:p>36.7</text:p>
          </table:table-cell>
          <table:table-cell office:value-type="float" office:value="5.35" table:style-name="ce11">
            <text:p>5.4</text:p>
          </table:table-cell>
          <table:table-cell office:value-type="float" office:value="0.125" table:style-name="ce11">
            <text:p>0.1</text:p>
          </table:table-cell>
          <table:table-cell office:value-type="float" office:value="57.824999999999996" table:style-name="ce11">
            <text:p>57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5.849999999999994" table:style-name="ce11">
            <text:p>35.9</text:p>
          </table:table-cell>
          <table:table-cell office:value-type="float" office:value="5.4749999999999996" table:style-name="ce11">
            <text:p>5.5</text:p>
          </table:table-cell>
          <table:table-cell office:value-type="float" office:value="0.05" table:style-name="ce11">
            <text:p>0.1</text:p>
          </table:table-cell>
          <table:table-cell office:value-type="float" office:value="58.650000000000006" table:style-name="ce11">
            <text:p>58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5.200000000000003" table:style-name="ce11">
            <text:p>35.2</text:p>
          </table:table-cell>
          <table:table-cell office:value-type="float" office:value="5.2249999999999996" table:style-name="ce11">
            <text:p>5.2</text:p>
          </table:table-cell>
          <table:table-cell office:value-type="float" office:value="0.125" table:style-name="ce11">
            <text:p>0.1</text:p>
          </table:table-cell>
          <table:table-cell office:value-type="float" office:value="59.425000000000004" table:style-name="ce11">
            <text:p>59.4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263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694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0" table:style-name="ce1">
            <text:p>0</text:p>
          </table:table-cell>
          <table:table-cell office:value-type="float" office:value="66.2" table:style-name="ce1">
            <text:p>66.2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0" table:style-name="ce1">
            <text:p>0</text:p>
          </table:table-cell>
          <table:table-cell office:value-type="float" office:value="2864.2" table:style-name="ce1">
            <text:p>2864.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0" table:style-name="ce1">
            <text:p>0</text:p>
          </table:table-cell>
          <table:table-cell office:value-type="float" office:value="557.79999999999995" table:style-name="ce1">
            <text:p>557.8</text:p>
          </table:table-cell>
          <table:table-cell office:value-type="float" office:value="5.6" table:style-name="ce1">
            <text:p>5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872.05" table:formula="msoxl:=AVERAGE(C2:C5)" table:style-name="ce8">
            <text:p>872.1</text:p>
          </table:table-cell>
          <table:table-cell office:value-type="float" office:value="4.8" table:formula="msoxl:=AVERAGE(D2:D5)" table:style-name="ce8">
            <text:p>4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1570.2310962674162" table:formula="msoxl:=IF(C7=0,0,MAX(SUMPRODUCT(C2:C5,C2:C5)/SUM(C2:C5)-C7,0))" table:style-name="ce8">
            <text:p>1570.2</text:p>
          </table:table-cell>
          <table:table-cell office:value-type="float" office:value="3.4875000000000016" table:formula="msoxl:=IF(D7=0,0,MAX(SUMPRODUCT(D2:D5,D2:D5)/SUM(D2:D5)-D7,0))" table:style-name="ce8">
            <text:p>3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421.91890373258366" table:formula="msoxl:=ABS(MAX(C2:C5)-C7-C8)" table:style-name="ce8">
            <text:p>421.9</text:p>
          </table:table-cell>
          <table:table-cell office:value-type="float" office:value="2.7124999999999986" table:formula="msoxl:=ABS(MAX(D2:D5)-D7-D8)" table:style-name="ce8">
            <text:p>2.7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263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694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25.4" table:style-name="ce1">
            <text:p>25.4</text:p>
          </table:table-cell>
          <table:table-cell office:value-type="float" office:value="25.4" table:style-name="ce1">
            <text:p>2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.8" table:style-name="ce1">
            <text:p>50.8</text:p>
          </table:table-cell>
          <table:table-cell table:number-columns-repeated="16128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262" table:style-name="ce1">
            <text:p>262</text:p>
          </table:table-cell>
          <table:table-cell office:value-type="float" office:value="262" table:style-name="ce1">
            <text:p>2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4" table:style-name="ce1">
            <text:p>524</text:p>
          </table:table-cell>
          <table:table-cell table:number-columns-repeated="16128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100.8" table:style-name="ce1">
            <text:p>100.8</text:p>
          </table:table-cell>
          <table:table-cell office:value-type="float" office:value="100.8" table:style-name="ce1">
            <text:p>10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1.6" table:style-name="ce1">
            <text:p>201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7.05" table:formula="msoxl:=AVERAGE(B2:B5)" table:style-name="ce8">
            <text:p>97.1</text:p>
          </table:table-cell>
          <table:table-cell office:value-type="float" office:value="97.05" table:formula="msoxl:=AVERAGE(C2:C5)" table:style-name="ce8">
            <text:p>97.1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7.6120298815044" table:formula="msoxl:=IF(B7=0,0,MAX(SUMPRODUCT(B2:B5,B2:B5)/SUM(B2:B5)-B7,0))" table:style-name="ce8">
            <text:p>107.6</text:p>
          </table:table-cell>
          <table:table-cell office:value-type="float" office:value="107.6120298815044" table:formula="msoxl:=IF(C7=0,0,MAX(SUMPRODUCT(C2:C5,C2:C5)/SUM(C2:C5)-C7,0))" table:style-name="ce8">
            <text:p>107.6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7.337970118495591" table:formula="msoxl:=ABS(MAX(B2:B5)-B7-B8)" table:style-name="ce8">
            <text:p>57.3</text:p>
          </table:table-cell>
          <table:table-cell office:value-type="float" office:value="57.337970118495591" table:formula="msoxl:=ABS(MAX(C2:C5)-C7-C8)" table:style-name="ce8">
            <text:p>57.3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04.6620298815044" table:formula="msoxl:=B7+ B8" table:style-name="ce8">
            <text:p>204.7</text:p>
          </table:table-cell>
          <table:table-cell office:value-type="float" office:value="204.6620298815044" table:formula="msoxl:=C7+ C8" table:style-name="ce8">
            <text:p>204.7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263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694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2749999999999999" table:formula="msoxl:=AVERAGE(B2:B5)" table:style-name="ce8">
            <text:p>1.3</text:p>
          </table:table-cell>
          <table:table-cell office:value-type="float" office:value="1.2749999999999999" table:formula="msoxl:=AVERAGE(C2:C5)" table:style-name="ce8">
            <text:p>1.3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134803921568627" table:formula="msoxl:=IF(B7=0,0,MAX(SUMPRODUCT(B2:B5,B2:B5)/SUM(B2:B5)-B7,0))" table:style-name="ce8">
            <text:p>2.1</text:p>
          </table:table-cell>
          <table:table-cell office:value-type="float" office:value="2.134803921568627" table:formula="msoxl:=IF(C7=0,0,MAX(SUMPRODUCT(C2:C5,C2:C5)/SUM(C2:C5)-C7,0))" table:style-name="ce8">
            <text:p>2.1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69019607843137276" table:formula="msoxl:=ABS(MAX(B2:B5)-B7-B8)" table:style-name="ce8">
            <text:p>0.7</text:p>
          </table:table-cell>
          <table:table-cell office:value-type="float" office:value="0.69019607843137276" table:formula="msoxl:=ABS(MAX(C2:C5)-C7-C8)" table:style-name="ce8">
            <text:p>0.7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4098039215686269" table:formula="msoxl:=B7+ B8" table:style-name="ce8">
            <text:p>3.4</text:p>
          </table:table-cell>
          <table:table-cell office:value-type="float" office:value="3.4098039215686269" table:formula="msoxl:=C7+ C8" table:style-name="ce8">
            <text:p>3.4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263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694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7+ B8" table:style-name="ce8">
            <text:p>0.0</text:p>
          </table:table-cell>
          <table:table-cell office:value-type="float" office:value="0" table:formula="msoxl:=C7+ C8" table:style-name="ce8">
            <text:p>0.0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263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694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33.1" table:style-name="ce1">
            <text:p>33.1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6.2" table:style-name="ce1">
            <text:p>66.2</text:p>
          </table:table-cell>
          <table:table-cell table:number-columns-repeated="16128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1432.1" table:style-name="ce1">
            <text:p>1432.1</text:p>
          </table:table-cell>
          <table:table-cell office:value-type="float" office:value="1432.1" table:style-name="ce1">
            <text:p>143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864.2" table:style-name="ce1">
            <text:p>2864.2</text:p>
          </table:table-cell>
          <table:table-cell table:number-columns-repeated="16128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278.89999999999998" table:style-name="ce1">
            <text:p>278.9</text:p>
          </table:table-cell>
          <table:table-cell office:value-type="float" office:value="278.89999999999998" table:style-name="ce1">
            <text:p>27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57.79999999999995" table:style-name="ce1">
            <text:p>557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36.02499999999998" table:formula="msoxl:=AVERAGE(B2:B5)" table:style-name="ce8">
            <text:p>436.0</text:p>
          </table:table-cell>
          <table:table-cell office:value-type="float" office:value="436.02499999999998" table:formula="msoxl:=AVERAGE(C2:C5)" table:style-name="ce8">
            <text:p>436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85.1155481337081" table:formula="msoxl:=IF(B7=0,0,MAX(SUMPRODUCT(B2:B5,B2:B5)/SUM(B2:B5)-B7,0))" table:style-name="ce8">
            <text:p>785.1</text:p>
          </table:table-cell>
          <table:table-cell office:value-type="float" office:value="785.1155481337081" table:formula="msoxl:=IF(C7=0,0,MAX(SUMPRODUCT(C2:C5,C2:C5)/SUM(C2:C5)-C7,0))" table:style-name="ce8">
            <text:p>785.1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10.95945186629183" table:formula="msoxl:=ABS(MAX(B2:B5)-B7-B8)" table:style-name="ce8">
            <text:p>211.0</text:p>
          </table:table-cell>
          <table:table-cell office:value-type="float" office:value="210.95945186629183" table:formula="msoxl:=ABS(MAX(C2:C5)-C7-C8)" table:style-name="ce8">
            <text:p>211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21.1405481337081" table:formula="msoxl:=B7+ B8" table:style-name="ce8">
            <text:p>1221.1</text:p>
          </table:table-cell>
          <table:table-cell office:value-type="float" office:value="1221.1405481337081" table:formula="msoxl:=C7+ C8" table:style-name="ce8">
            <text:p>1221.1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263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694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" table:style-name="ce1">
            <text:p>11</text:p>
          </table:table-cell>
          <table:table-cell table:number-columns-repeated="16128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4" table:formula="msoxl:=AVERAGE(B2:B5)" table:style-name="ce8">
            <text:p>2.4</text:p>
          </table:table-cell>
          <table:table-cell office:value-type="float" office:value="2.4" table:formula="msoxl:=AVERAGE(C2:C5)" table:style-name="ce8">
            <text:p>2.4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7437500000000008" table:formula="msoxl:=IF(B7=0,0,MAX(SUMPRODUCT(B2:B5,B2:B5)/SUM(B2:B5)-B7,0))" table:style-name="ce8">
            <text:p>1.7</text:p>
          </table:table-cell>
          <table:table-cell office:value-type="float" office:value="1.7437500000000008" table:formula="msoxl:=IF(C7=0,0,MAX(SUMPRODUCT(C2:C5,C2:C5)/SUM(C2:C5)-C7,0))" table:style-name="ce8">
            <text:p>1.7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3562499999999993" table:formula="msoxl:=ABS(MAX(B2:B5)-B7-B8)" table:style-name="ce8">
            <text:p>1.4</text:p>
          </table:table-cell>
          <table:table-cell office:value-type="float" office:value="1.3562499999999993" table:formula="msoxl:=ABS(MAX(C2:C5)-C7-C8)" table:style-name="ce8">
            <text:p>1.4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1437500000000007" table:formula="msoxl:=B7+ B8" table:style-name="ce8">
            <text:p>4.1</text:p>
          </table:table-cell>
          <table:table-cell office:value-type="float" office:value="4.1437500000000007" table:formula="msoxl:=C7+ C8" table:style-name="ce8">
            <text:p>4.1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263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25" table:formula="msoxl:=AVERAGE(B2:B5)" table:style-name="ce8">
            <text:p>56.6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office:value-type="float" office:value="0" table:formula="msoxl:=AVERAGE(F2:F5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.5121412803392786E-4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office:value-type="float" office:value="0" table:formula="msoxl:=IF(F7=0,0,MAX(SUMPRODUCT(F2:F5,F2:F5)/SUM(F2:F5)-F7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7434878587196465" table:formula="msoxl:=ABS(MAX(B2:B5)-B7-B8)" table:style-name="ce8">
            <text:p>0.3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office:value-type="float" office:value="0" table:formula="msoxl:=ABS(MAX(F2:F5)-F7-F8)" table:style-name="ce8">
            <text:p>0.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263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694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16.3999999999996" table:style-name="ce1">
            <text:p>4616.4</text:p>
          </table:table-cell>
          <table:table-cell office:value-type="float" office:value="3947.4" table:style-name="ce1">
            <text:p>3947.4</text:p>
          </table:table-cell>
          <table:table-cell office:value-type="float" office:value="669.1" table:style-name="ce1">
            <text:p>669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9.8" table:style-name="ce1">
            <text:p>679.8</text:p>
          </table:table-cell>
          <table:table-cell office:value-type="float" office:value="2185.6" table:style-name="ce1">
            <text:p>2185.6</text:p>
          </table:table-cell>
          <table:table-cell office:value-type="float" office:value="-1" table:style-name="ce1">
            <text:p>-1</text:p>
          </table:table-cell>
          <table:table-cell office:value-type="float" office:value="76.8" table:style-name="ce1">
            <text:p>76.8</text:p>
          </table:table-cell>
          <table:table-cell office:value-type="float" office:value="0" table:style-name="ce1">
            <text:p>0</text:p>
          </table:table-cell>
          <table:table-cell office:value-type="float" office:value="208.8" table:style-name="ce1">
            <text:p>208.8</text:p>
          </table:table-cell>
          <table:table-cell table:number-columns-repeated="16368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58.3999999999996" table:style-name="ce1">
            <text:p>4558.4</text:p>
          </table:table-cell>
          <table:table-cell office:value-type="float" office:value="3889.9" table:style-name="ce1">
            <text:p>3889.9</text:p>
          </table:table-cell>
          <table:table-cell office:value-type="float" office:value="668.5" table:style-name="ce1">
            <text:p>668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1.7" table:style-name="ce1">
            <text:p>701.7</text:p>
          </table:table-cell>
          <table:table-cell office:value-type="float" office:value="2228" table:style-name="ce1">
            <text:p>2228</text:p>
          </table:table-cell>
          <table:table-cell office:value-type="float" office:value="-1" table:style-name="ce1">
            <text:p>-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0" table:style-name="ce1">
            <text:p>0</text:p>
          </table:table-cell>
          <table:table-cell office:value-type="float" office:value="225.3" table:style-name="ce1">
            <text:p>225.3</text:p>
          </table:table-cell>
          <table:table-cell table:number-columns-repeated="16368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84.3" table:style-name="ce1">
            <text:p>4484.3</text:p>
          </table:table-cell>
          <table:table-cell office:value-type="float" office:value="3816.6" table:style-name="ce1">
            <text:p>3816.6</text:p>
          </table:table-cell>
          <table:table-cell office:value-type="float" office:value="667.7" table:style-name="ce1">
            <text:p>667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2.4" table:style-name="ce1">
            <text:p>712.4</text:p>
          </table:table-cell>
          <table:table-cell office:value-type="float" office:value="2305.5" table:style-name="ce1">
            <text:p>2305.5</text:p>
          </table:table-cell>
          <table:table-cell office:value-type="float" office:value="-1" table:style-name="ce1">
            <text:p>-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0" table:style-name="ce1">
            <text:p>0</text:p>
          </table:table-cell>
          <table:table-cell office:value-type="float" office:value="219.7" table:style-name="ce1">
            <text:p>219.7</text:p>
          </table:table-cell>
          <table:table-cell table:number-columns-repeated="16368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12.3999999999996" table:style-name="ce1">
            <text:p>4512.4</text:p>
          </table:table-cell>
          <table:table-cell office:value-type="float" office:value="3844.3" table:style-name="ce1">
            <text:p>3844.3</text:p>
          </table:table-cell>
          <table:table-cell office:value-type="float" office:value="668" table:style-name="ce1">
            <text:p>66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3.9" table:style-name="ce1">
            <text:p>683.9</text:p>
          </table:table-cell>
          <table:table-cell office:value-type="float" office:value="2284.4" table:style-name="ce1">
            <text:p>2284.4</text:p>
          </table:table-cell>
          <table:table-cell office:value-type="float" office:value="-1" table:style-name="ce1">
            <text:p>-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0" table:style-name="ce1">
            <text:p>0</text:p>
          </table:table-cell>
          <table:table-cell office:value-type="float" office:value="212.5" table:style-name="ce1">
            <text:p>212.5</text:p>
          </table:table-cell>
          <table:table-cell table:number-columns-repeated="16368"/>
        </table:table-row>
        <table:table-row table:number-rows-repeated="1048571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263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694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12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2193.4" table:style-name="ce1">
            <text:p>2193.4</text:p>
          </table:table-cell>
          <table:table-cell office:value-type="float" office:value="303.8" table:style-name="ce1">
            <text:p>303.8</text:p>
          </table:table-cell>
          <table:table-cell office:value-type="float" office:value="2193.4" table:style-name="ce1">
            <text:p>2193.4</text:p>
          </table:table-cell>
          <table:table-cell office:value-type="float" office:value="874.7" table:style-name="ce1">
            <text:p>874.7</text:p>
          </table:table-cell>
          <table:table-cell office:value-type="float" office:value="4386.8" table:style-name="ce1">
            <text:p>4386.8</text:p>
          </table:table-cell>
          <table:table-cell office:value-type="float" office:value="1178.5" table:style-name="ce1">
            <text:p>1178.5</text:p>
          </table:table-cell>
          <table:table-cell office:value-type="float" office:value="2497.2000000000003" table:style-name="ce1">
            <text:p>2497.2</text:p>
          </table:table-cell>
          <table:table-cell office:value-type="float" office:value="-3068.1000000000004" table:style-name="ce1">
            <text:p>-3068.1</text:p>
          </table:table-cell>
          <table:table-cell table:number-columns-repeated="16375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5708.3" table:style-name="ce1">
            <text:p>5708.3</text:p>
          </table:table-cell>
          <table:table-cell office:value-type="float" office:value="70.5" table:style-name="ce1">
            <text:p>70.5</text:p>
          </table:table-cell>
          <table:table-cell office:value-type="float" office:value="5708.3" table:style-name="ce1">
            <text:p>5708.3</text:p>
          </table:table-cell>
          <table:table-cell office:value-type="float" office:value="1185.9000000000001" table:style-name="ce1">
            <text:p>1185.9</text:p>
          </table:table-cell>
          <table:table-cell office:value-type="float" office:value="11416.6" table:style-name="ce1">
            <text:p>11416.6</text:p>
          </table:table-cell>
          <table:table-cell office:value-type="float" office:value="1256.4000000000001" table:style-name="ce1">
            <text:p>1256.4</text:p>
          </table:table-cell>
          <table:table-cell office:value-type="float" office:value="5778.8" table:style-name="ce1">
            <text:p>5778.8</text:p>
          </table:table-cell>
          <table:table-cell office:value-type="float" office:value="-6894.2000000000007" table:style-name="ce1">
            <text:p>-6894.2</text:p>
          </table:table-cell>
          <table:table-cell table:number-columns-repeated="16375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1161.3" table:style-name="ce1">
            <text:p>1161.3</text:p>
          </table:table-cell>
          <table:table-cell office:value-type="float" office:value="15.2" table:style-name="ce1">
            <text:p>15.2</text:p>
          </table:table-cell>
          <table:table-cell office:value-type="float" office:value="1161.3" table:style-name="ce1">
            <text:p>1161.3</text:p>
          </table:table-cell>
          <table:table-cell office:value-type="float" office:value="218.9" table:style-name="ce1">
            <text:p>218.9</text:p>
          </table:table-cell>
          <table:table-cell office:value-type="float" office:value="2322.6" table:style-name="ce1">
            <text:p>2322.6</text:p>
          </table:table-cell>
          <table:table-cell office:value-type="float" office:value="234.1" table:style-name="ce1">
            <text:p>234.1</text:p>
          </table:table-cell>
          <table:table-cell office:value-type="float" office:value="1176.5" table:style-name="ce1">
            <text:p>1176.5</text:p>
          </table:table-cell>
          <table:table-cell office:value-type="float" office:value="-1380.2" table:style-name="ce1">
            <text:p>-1380.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265.75" table:formula="msoxl:=AVERAGE(B2:B5)" table:style-name="ce8">
            <text:p>2265.8</text:p>
          </table:table-cell>
          <table:table-cell office:value-type="float" office:value="97.625" table:formula="msoxl:=AVERAGE(C2:C5)" table:style-name="ce8">
            <text:p>97.6</text:p>
          </table:table-cell>
          <table:table-cell office:value-type="float" office:value="2265.75" table:formula="msoxl:=AVERAGE(D2:D5)" table:style-name="ce8">
            <text:p>2265.8</text:p>
          </table:table-cell>
          <table:table-cell office:value-type="float" office:value="569.92500000000007" table:formula="msoxl:=AVERAGE(E2:E5)" table:style-name="ce8">
            <text:p>569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009.248360366325" table:formula="msoxl:=IF(B7=0,0,MAX(SUMPRODUCT(B2:B5,B2:B5)/SUM(B2:B5)-B7,0))" table:style-name="ce8">
            <text:p>2009.2</text:p>
          </table:table-cell>
          <table:table-cell office:value-type="float" office:value="152.04652368758002" table:formula="msoxl:=IF(C7=0,0,MAX(SUMPRODUCT(C2:C5,C2:C5)/SUM(C2:C5)-C7,0))" table:style-name="ce8">
            <text:p>152.0</text:p>
          </table:table-cell>
          <table:table-cell office:value-type="float" office:value="2009.248360366325" table:formula="msoxl:=IF(D7=0,0,MAX(SUMPRODUCT(D2:D5,D2:D5)/SUM(D2:D5)-D7,0))" table:style-name="ce8">
            <text:p>2009.2</text:p>
          </table:table-cell>
          <table:table-cell office:value-type="float" office:value="403.61368930122387" table:formula="msoxl:=IF(E7=0,0,MAX(SUMPRODUCT(E2:E5,E2:E5)/SUM(E2:E5)-E7,0))" table:style-name="ce8">
            <text:p>403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433.3016396336752" table:formula="msoxl:=ABS(MAX(B2:B5)-B7-B8)" table:style-name="ce8">
            <text:p>1433.3</text:p>
          </table:table-cell>
          <table:table-cell office:value-type="float" office:value="54.128476312419991" table:formula="msoxl:=ABS(MAX(C2:C5)-C7-C8)" table:style-name="ce8">
            <text:p>54.1</text:p>
          </table:table-cell>
          <table:table-cell office:value-type="float" office:value="1433.3016396336752" table:formula="msoxl:=ABS(MAX(D2:D5)-D7-D8)" table:style-name="ce8">
            <text:p>1433.3</text:p>
          </table:table-cell>
          <table:table-cell office:value-type="float" office:value="212.36131069877615" table:formula="msoxl:=ABS(MAX(E2:E5)-E7-E8)" table:style-name="ce8">
            <text:p>212.4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263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694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0" table:style-name="ce1">
            <text:p>0</text:p>
          </table:table-cell>
          <table:table-cell office:value-type="float" office:value="17.3" table:style-name="ce1">
            <text:p>17.3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7709" table:style-name="ce1">
            <text:p>7709</text:p>
          </table:table-cell>
          <table:table-cell office:value-type="float" office:value="887.7" table:style-name="ce1">
            <text:p>887.7</text:p>
          </table:table-cell>
          <table:table-cell office:value-type="float" office:value="7709" table:style-name="ce1">
            <text:p>7709</text:p>
          </table:table-cell>
          <table:table-cell office:value-type="float" office:value="1464.7" table:style-name="ce1">
            <text:p>1464.7</text:p>
          </table:table-cell>
          <table:table-cell table:number-columns-repeated="16379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23800.1" table:style-name="ce1">
            <text:p>23800.1</text:p>
          </table:table-cell>
          <table:table-cell office:value-type="float" office:value="437.6" table:style-name="ce1">
            <text:p>437.6</text:p>
          </table:table-cell>
          <table:table-cell office:value-type="float" office:value="23800.1" table:style-name="ce1">
            <text:p>23800.1</text:p>
          </table:table-cell>
          <table:table-cell office:value-type="float" office:value="1006.4" table:style-name="ce1">
            <text:p>1006.4</text:p>
          </table:table-cell>
          <table:table-cell table:number-columns-repeated="16379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5019.5" table:style-name="ce1">
            <text:p>5019.5</text:p>
          </table:table-cell>
          <table:table-cell office:value-type="float" office:value="103" table:style-name="ce1">
            <text:p>103</text:p>
          </table:table-cell>
          <table:table-cell office:value-type="float" office:value="5019.5" table:style-name="ce1">
            <text:p>5019.5</text:p>
          </table:table-cell>
          <table:table-cell office:value-type="float" office:value="190" table:style-name="ce1">
            <text:p>19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132.15" table:formula="msoxl:=AVERAGE(B2:B5)" table:style-name="ce8">
            <text:p>9132.2</text:p>
          </table:table-cell>
          <table:table-cell office:value-type="float" office:value="361.4" table:formula="msoxl:=AVERAGE(C2:C5)" table:style-name="ce8">
            <text:p>361.4</text:p>
          </table:table-cell>
          <table:table-cell office:value-type="float" office:value="9132.15" table:formula="msoxl:=AVERAGE(D2:D5)" table:style-name="ce8">
            <text:p>9132.2</text:p>
          </table:table-cell>
          <table:table-cell office:value-type="float" office:value="665.5" table:formula="msoxl:=AVERAGE(E2:E5)" table:style-name="ce8">
            <text:p>66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691.386113073042" table:formula="msoxl:=IF(B7=0,0,MAX(SUMPRODUCT(B2:B5,B2:B5)/SUM(B2:B5)-B7,0))" table:style-name="ce8">
            <text:p>8691.4</text:p>
          </table:table-cell>
          <table:table-cell office:value-type="float" office:value="323.7226757055895" table:formula="msoxl:=IF(C7=0,0,MAX(SUMPRODUCT(C2:C5,C2:C5)/SUM(C2:C5)-C7,0))" table:style-name="ce8">
            <text:p>323.7</text:p>
          </table:table-cell>
          <table:table-cell office:value-type="float" office:value="8691.386113073042" table:formula="msoxl:=IF(D7=0,0,MAX(SUMPRODUCT(D2:D5,D2:D5)/SUM(D2:D5)-D7,0))" table:style-name="ce8">
            <text:p>8691.4</text:p>
          </table:table-cell>
          <table:table-cell office:value-type="float" office:value="534.45787377911347" table:formula="msoxl:=IF(E7=0,0,MAX(SUMPRODUCT(E2:E5,E2:E5)/SUM(E2:E5)-E7,0))" table:style-name="ce8">
            <text:p>534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976.5638869269569" table:formula="msoxl:=ABS(MAX(B2:B5)-B7-B8)" table:style-name="ce8">
            <text:p>5976.6</text:p>
          </table:table-cell>
          <table:table-cell office:value-type="float" office:value="202.57732429441057" table:formula="msoxl:=ABS(MAX(C2:C5)-C7-C8)" table:style-name="ce8">
            <text:p>202.6</text:p>
          </table:table-cell>
          <table:table-cell office:value-type="float" office:value="5976.5638869269569" table:formula="msoxl:=ABS(MAX(D2:D5)-D7-D8)" table:style-name="ce8">
            <text:p>5976.6</text:p>
          </table:table-cell>
          <table:table-cell office:value-type="float" office:value="264.74212622088658" table:formula="msoxl:=ABS(MAX(E2:E5)-E7-E8)" table:style-name="ce8">
            <text:p>264.7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263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694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12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24" table:style-name="ce1">
            <text:p>24</text:p>
          </table:table-cell>
          <table:table-cell office:value-type="float" office:value="-1" table:style-name="ce1">
            <text:p>-1</text:p>
          </table:table-cell>
          <table:table-cell office:value-type="float" office:value="10673.4" table:style-name="ce1">
            <text:p>10673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28005.7" table:style-name="ce1">
            <text:p>28005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1" table:style-name="ce1">
            <text:p>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120.1" table:style-name="ce1">
            <text:p>612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263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694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1" table:style-name="ce1">
            <text:p>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4490" table:style-name="ce1">
            <text:p>4490</text:p>
          </table:table-cell>
          <table:table-cell office:value-type="float" office:value="-1" table:style-name="ce1">
            <text:p>-1</text:p>
          </table:table-cell>
          <table:table-cell office:value-type="float" office:value="4685" table:style-name="ce1">
            <text:p>4685</text:p>
          </table:table-cell>
          <table:table-cell office:value-type="float" office:value="409" table:style-name="ce1">
            <text:p>409</text:p>
          </table:table-cell>
          <table:table-cell office:value-type="float" office:value="-1" table:style-name="ce1">
            <text:p>-1</text:p>
          </table:table-cell>
          <table:table-cell office:value-type="float" office:value="193699" table:style-name="ce1">
            <text:p>1936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61" table:style-name="ce1">
            <text:p>2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" table:style-name="ce1">
            <text:p>3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676" table:style-name="ce1">
            <text:p>1676</text:p>
          </table:table-cell>
          <table:table-cell office:value-type="float" office:value="0" table:style-name="ce1">
            <text:p>0</text:p>
          </table:table-cell>
          <table:table-cell office:value-type="float" office:value="2791" table:style-name="ce1">
            <text:p>27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3700" table:style-name="ce1">
            <text:p>-1937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table:number-columns-repeated="16346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1177" table:style-name="ce1">
            <text:p>-1177</text:p>
          </table:table-cell>
          <table:table-cell office:value-type="float" office:value="0" table:style-name="ce1">
            <text:p>0</text:p>
          </table:table-cell>
          <table:table-cell office:value-type="float" office:value="-6465" table:style-name="ce1">
            <text:p>-6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22" table:style-name="ce1">
            <text:p>22</text:p>
          </table:table-cell>
          <table:table-cell table:number-columns-repeated="16346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6" table:style-name="ce1">
            <text:p>7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815" table:style-name="ce1">
            <text:p>1948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46"/>
        </table:table-row>
        <table:table-row table:number-rows-repeated="1048571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4H5M6.000S" table:style-name="ce9">
            <text:p>14:05:06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5M6.000S" table:style-name="ce10">
            <text:p>14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4H5M36.000S" table:style-name="ce9">
            <text:p>14:05:36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5M36.000S" table:style-name="ce10">
            <text:p>14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4H6M6.000S" table:style-name="ce9">
            <text:p>14:06:06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6M6.000S" table:style-name="ce10">
            <text:p>14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4H6M36.000S" table:style-name="ce9">
            <text:p>14:06:36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6M36.000S" table:style-name="ce10">
            <text:p>14:06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263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10.9" table:style-name="ce1">
            <text:p>10.9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87.7" table:style-name="ce1">
            <text:p>87.7</text:p>
          </table:table-cell>
          <table:table-cell office:value-type="float" office:value="12.1" table:style-name="ce1">
            <text:p>12.1</text:p>
          </table:table-cell>
          <table:table-cell table:number-columns-repeated="16378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29.4" table:style-name="ce1">
            <text:p>29.4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64.8" table:style-name="ce1">
            <text:p>64.8</text:p>
          </table:table-cell>
          <table:table-cell office:value-type="float" office:value="35.199999999999996" table:style-name="ce1">
            <text:p>35.2</text:p>
          </table:table-cell>
          <table:table-cell table:number-columns-repeated="16378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82" table:style-name="ce1">
            <text:p>82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6.6" table:style-name="ce1">
            <text:p>6.6</text:p>
          </table:table-cell>
          <table:table-cell office:value-type="float" office:value="93.5" table:style-name="ce1">
            <text:p>93.5</text:p>
          </table:table-cell>
          <table:table-cell table:number-columns-repeated="16378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11.9" table:style-name="ce1">
            <text:p>11.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6.1" table:style-name="ce1">
            <text:p>86.1</text:p>
          </table:table-cell>
          <table:table-cell office:value-type="float" office:value="13.9" table:style-name="ce1">
            <text:p>13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549999999999997" table:style-name="ce1">
            <text:p>33.55</text:p>
          </table:table-cell>
          <table:table-cell office:value-type="float" office:value="5.125" table:style-name="ce1">
            <text:p>5.125</text:p>
          </table:table-cell>
          <table:table-cell office:value-type="float" office:value="0.05" table:style-name="ce1">
            <text:p>0.05</text:p>
          </table:table-cell>
          <table:table-cell office:value-type="float" office:value="61.3" table:style-name="ce1">
            <text:p>61.3</text:p>
          </table:table-cell>
          <table:table-cell office:value-type="float" office:value="38.675000000000004" table:style-name="ce1">
            <text:p>38.67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263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10.5" table:style-name="ce1">
            <text:p>10.5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88.2" table:style-name="ce1">
            <text:p>88.2</text:p>
          </table:table-cell>
          <table:table-cell office:value-type="float" office:value="11.5" table:style-name="ce1">
            <text:p>11.5</text:p>
          </table:table-cell>
          <table:table-cell table:number-columns-repeated="16378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40.9" table:style-name="ce1">
            <text:p>40.9</text:p>
          </table:table-cell>
          <table:table-cell office:value-type="float" office:value="5.6" table:style-name="ce1">
            <text:p>5.6</text:p>
          </table:table-cell>
          <table:table-cell office:value-type="float" office:value="0.1" table:style-name="ce1">
            <text:p>0.1</text:p>
          </table:table-cell>
          <table:table-cell office:value-type="float" office:value="53.4" table:style-name="ce1">
            <text:p>53.4</text:p>
          </table:table-cell>
          <table:table-cell office:value-type="float" office:value="46.5" table:style-name="ce1">
            <text:p>46.5</text:p>
          </table:table-cell>
          <table:table-cell table:number-columns-repeated="16378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81.2" table:style-name="ce1">
            <text:p>81.2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office:value-type="float" office:value="93.9" table:style-name="ce1">
            <text:p>93.9</text:p>
          </table:table-cell>
          <table:table-cell table:number-columns-repeated="16378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14.1" table:style-name="ce1">
            <text:p>14.1</text:p>
          </table:table-cell>
          <table:table-cell office:value-type="float" office:value="2.1" table:style-name="ce1">
            <text:p>2.1</text:p>
          </table:table-cell>
          <table:table-cell office:value-type="float" office:value="0.1" table:style-name="ce1">
            <text:p>0.1</text:p>
          </table:table-cell>
          <table:table-cell office:value-type="float" office:value="83.6" table:style-name="ce1">
            <text:p>83.6</text:p>
          </table:table-cell>
          <table:table-cell office:value-type="float" office:value="16.2" table:style-name="ce1">
            <text:p>16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6.674999999999997" table:style-name="ce1">
            <text:p>36.675</text:p>
          </table:table-cell>
          <table:table-cell office:value-type="float" office:value="5.35" table:style-name="ce1">
            <text:p>5.35</text:p>
          </table:table-cell>
          <table:table-cell office:value-type="float" office:value="0.125" table:style-name="ce1">
            <text:p>0.125</text:p>
          </table:table-cell>
          <table:table-cell office:value-type="float" office:value="57.824999999999996" table:style-name="ce1">
            <text:p>57.825</text:p>
          </table:table-cell>
          <table:table-cell office:value-type="float" office:value="42.024999999999999" table:style-name="ce1">
            <text:p>42.02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263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11" table:style-name="ce1">
            <text:p>11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87.9" table:style-name="ce1">
            <text:p>87.9</text:p>
          </table:table-cell>
          <table:table-cell office:value-type="float" office:value="11.8" table:style-name="ce1">
            <text:p>11.8</text:p>
          </table:table-cell>
          <table:table-cell table:number-columns-repeated="16378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53.4" table:style-name="ce1">
            <text:p>53.4</text:p>
          </table:table-cell>
          <table:table-cell office:value-type="float" office:value="46.6" table:style-name="ce1">
            <text:p>46.6</text:p>
          </table:table-cell>
          <table:table-cell table:number-columns-repeated="16378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77.5" table:style-name="ce1">
            <text:p>77.5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10.4" table:style-name="ce1">
            <text:p>10.4</text:p>
          </table:table-cell>
          <table:table-cell office:value-type="float" office:value="89.7" table:style-name="ce1">
            <text:p>89.7</text:p>
          </table:table-cell>
          <table:table-cell table:number-columns-repeated="16378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14.2" table:style-name="ce1">
            <text:p>14.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2.9" table:style-name="ce1">
            <text:p>82.9</text:p>
          </table:table-cell>
          <table:table-cell office:value-type="float" office:value="17.2" table:style-name="ce1">
            <text:p>17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5.849999999999994" table:style-name="ce1">
            <text:p>35.85</text:p>
          </table:table-cell>
          <table:table-cell office:value-type="float" office:value="5.4749999999999996" table:style-name="ce1">
            <text:p>5.475</text:p>
          </table:table-cell>
          <table:table-cell office:value-type="float" office:value="0.05" table:style-name="ce1">
            <text:p>0.05</text:p>
          </table:table-cell>
          <table:table-cell office:value-type="float" office:value="58.650000000000006" table:style-name="ce1">
            <text:p>58.65</text:p>
          </table:table-cell>
          <table:table-cell office:value-type="float" office:value="41.325000000000003" table:style-name="ce1">
            <text:p>41.32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263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5M6.000S" table:style-name="ce9">
            <text:p>14:05:06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89.3" table:style-name="ce1">
            <text:p>89.3</text:p>
          </table:table-cell>
          <table:table-cell office:value-type="float" office:value="10.200000000000001" table:style-name="ce1">
            <text:p>10.2</text:p>
          </table:table-cell>
          <table:table-cell table:number-columns-repeated="16378"/>
        </table:table-row>
        <table:table-row table:style-name="ro1">
          <table:table-cell office:value-type="time" office:time-value="PT983462H5M36.000S" table:style-name="ce9">
            <text:p>14:05:36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54.6" table:style-name="ce1">
            <text:p>54.6</text:p>
          </table:table-cell>
          <table:table-cell office:value-type="float" office:value="45.400000000000006" table:style-name="ce1">
            <text:p>45.4</text:p>
          </table:table-cell>
          <table:table-cell table:number-columns-repeated="16378"/>
        </table:table-row>
        <table:table-row table:style-name="ro1">
          <table:table-cell office:value-type="time" office:time-value="PT983462H6M6.000S" table:style-name="ce9">
            <text:p>14:06:06</text:p>
          </table:table-cell>
          <table:table-cell office:value-type="float" office:value="78.7" table:style-name="ce1">
            <text:p>78.7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0.100000000000009" table:style-name="ce1">
            <text:p>90.1</text:p>
          </table:table-cell>
          <table:table-cell table:number-columns-repeated="16378"/>
        </table:table-row>
        <table:table-row table:style-name="ro1">
          <table:table-cell office:value-type="time" office:time-value="PT983462H6M36.000S" table:style-name="ce9">
            <text:p>14:06:36</text:p>
          </table:table-cell>
          <table:table-cell office:value-type="float" office:value="13.6" table:style-name="ce1">
            <text:p>13.6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5.2249999999999996" table:style-name="ce1">
            <text:p>5.225</text:p>
          </table:table-cell>
          <table:table-cell office:value-type="float" office:value="0.125" table:style-name="ce1">
            <text:p>0.125</text:p>
          </table:table-cell>
          <table:table-cell office:value-type="float" office:value="59.425000000000004" table:style-name="ce1">
            <text:p>59.425</text:p>
          </table:table-cell>
          <table:table-cell office:value-type="float" office:value="40.425000000000004" table:style-name="ce1">
            <text:p>40.42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BUSY.B1:DISKBUSY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READ.B1:DISKREAD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WRITE.B1:DISKWRIT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XFER.B1:DISKXFER.E10" table:contains-header="false" table:orientation="column">
          <table:sort>
            <table:sort-by table:field-number="9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09T09:56:02Z</meta:creation-date>
    <dc:date>2012-03-09T09:56:1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5" chart:class="chart:line" chart:attached-axis="primary-y" chart:style-name="G0S0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5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5" chart:class="chart:line" chart:attached-axis="primary-y" chart:style-name="G0S0">
            <chart:data-point chart:repeated="4"/>
          </chart:series>
          <chart:series chart:label-cell-address="DISKBUSY.$C$1" chart:values-cell-range-address="DISKBUSY.$C$2:.$C$5" chart:class="chart:line" chart:attached-axis="primary-y" chart:style-name="G0S1">
            <chart:data-point chart:repeated="4"/>
          </chart:series>
          <chart:series chart:label-cell-address="DISKBUSY.$D$1" chart:values-cell-range-address="DISKBUSY.$D$2:.$D$5" chart:class="chart:line" chart:attached-axis="primary-y" chart:style-name="G0S2">
            <chart:data-point chart:repeated="4"/>
          </chart:series>
          <chart:series chart:label-cell-address="DISKBUSY.$E$1" chart:values-cell-range-address="DISKBUSY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7:.$E$7" chart:class="chart:bar" chart:attached-axis="primary-y" chart:style-name="G0S0">
            <chart:data-point chart:repeated="4"/>
          </chart:series>
          <chart:series chart:values-cell-range-address="DISKREAD.$B$8:.$E$8" chart:class="chart:bar" chart:attached-axis="primary-y" chart:style-name="G0S1">
            <chart:data-point chart:repeated="4"/>
          </chart:series>
          <chart:series chart:values-cell-range-address="DISKREAD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5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5" chart:class="chart:line" chart:attached-axis="primary-y" chart:style-name="G0S0">
            <chart:data-point chart:repeated="4"/>
          </chart:series>
          <chart:series chart:label-cell-address="DISKREAD.$C$1" chart:values-cell-range-address="DISKREAD.$C$2:.$C$5" chart:class="chart:line" chart:attached-axis="primary-y" chart:style-name="G0S1">
            <chart:data-point chart:repeated="4"/>
          </chart:series>
          <chart:series chart:label-cell-address="DISKREAD.$D$1" chart:values-cell-range-address="DISKREAD.$D$2:.$D$5" chart:class="chart:line" chart:attached-axis="primary-y" chart:style-name="G0S2">
            <chart:data-point chart:repeated="4"/>
          </chart:series>
          <chart:series chart:label-cell-address="DISKREAD.$E$1" chart:values-cell-range-address="DISKREAD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7:.$E$7" chart:class="chart:bar" chart:attached-axis="primary-y" chart:style-name="G0S0">
            <chart:data-point chart:repeated="4"/>
          </chart:series>
          <chart:series chart:values-cell-range-address="DISKWRITE.$B$8:.$E$8" chart:class="chart:bar" chart:attached-axis="primary-y" chart:style-name="G0S1">
            <chart:data-point chart:repeated="4"/>
          </chart:series>
          <chart:series chart:values-cell-range-address="DISKWRIT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5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5" chart:class="chart:line" chart:attached-axis="primary-y" chart:style-name="G0S0">
            <chart:data-point chart:repeated="4"/>
          </chart:series>
          <chart:series chart:label-cell-address="DISKWRITE.$C$1" chart:values-cell-range-address="DISKWRITE.$C$2:.$C$5" chart:class="chart:line" chart:attached-axis="primary-y" chart:style-name="G0S1">
            <chart:data-point chart:repeated="4"/>
          </chart:series>
          <chart:series chart:label-cell-address="DISKWRITE.$D$1" chart:values-cell-range-address="DISKWRITE.$D$2:.$D$5" chart:class="chart:line" chart:attached-axis="primary-y" chart:style-name="G0S2">
            <chart:data-point chart:repeated="4"/>
          </chart:series>
          <chart:series chart:label-cell-address="DISKWRITE.$E$1" chart:values-cell-range-address="DISKWRIT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7:.$E$7" chart:class="chart:bar" chart:attached-axis="primary-y" chart:style-name="G0S0">
            <chart:data-point chart:repeated="4"/>
          </chart:series>
          <chart:series chart:values-cell-range-address="DISKXFER.$B$8:.$E$8" chart:class="chart:bar" chart:attached-axis="primary-y" chart:style-name="G0S1">
            <chart:data-point chart:repeated="4"/>
          </chart:series>
          <chart:series chart:values-cell-range-address="DISKXFER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5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5" chart:class="chart:line" chart:attached-axis="primary-y" chart:style-name="G0S0">
            <chart:data-point chart:repeated="4"/>
          </chart:series>
          <chart:series chart:label-cell-address="DISKXFER.$C$1" chart:values-cell-range-address="DISKXFER.$C$2:.$C$5" chart:class="chart:line" chart:attached-axis="primary-y" chart:style-name="G0S1">
            <chart:data-point chart:repeated="4"/>
          </chart:series>
          <chart:series chart:label-cell-address="DISKXFER.$D$1" chart:values-cell-range-address="DISKXFER.$D$2:.$D$5" chart:class="chart:line" chart:attached-axis="primary-y" chart:style-name="G0S2">
            <chart:data-point chart:repeated="4"/>
          </chart:series>
          <chart:series chart:label-cell-address="DISKXFER.$E$1" chart:values-cell-range-address="DISKXFER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7" chart:values-cell-range-address="JFSFILE.$B$7:.$F$7" chart:class="chart:bar" chart:attached-axis="primary-y" chart:style-name="G0S0">
            <chart:data-point chart:repeated="5"/>
          </chart:series>
          <chart:series chart:label-cell-address="JFSFILE.$A$8" chart:values-cell-range-address="JFSFILE.$B$8:.$F$8" chart:class="chart:bar" chart:attached-axis="primary-y" chart:style-name="G0S1">
            <chart:data-point chart:repeated="5"/>
          </chart:series>
          <chart:series chart:label-cell-address="JFSFILE.$A$9" chart:values-cell-range-address="JFSFILE.$B$9:.$F$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/>
          <chart:series chart:label-cell-address="MEM.$B$1" chart:values-cell-range-address="MEM.$B$2:.$B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B$1" chart:values-cell-range-address="CPU_ALL.$B$2:.$B$5" chart:class="chart:area" chart:attached-axis="primary-y" chart:style-name="G0S0">
            <chart:data-point chart:repeated="4"/>
          </chart:series>
          <chart:series chart:label-cell-address="CPU_ALL.$C$1" chart:values-cell-range-address="CPU_ALL.$C$2:.$C$5" chart:class="chart:area" chart:attached-axis="primary-y" chart:style-name="G0S1">
            <chart:data-point chart:repeated="4"/>
          </chart:series>
          <chart:series chart:label-cell-address="CPU_ALL.$D$1" chart:values-cell-range-address="CPU_ALL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-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I$1" chart:values-cell-range-address="NET.$I$2:.$I$5" chart:class="chart:area" chart:attached-axis="primary-y" chart:style-name="G0S1">
            <chart:data-point chart:repeated="4"/>
          </chart:series>
          <chart:series chart:label-cell-address="NET.$H$1" chart:values-cell-range-address="NET.$H$2:.$H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90_Threads (KB/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7" chart:values-cell-range-address="NET.$B$7:.$E$7" chart:class="chart:bar" chart:attached-axis="primary-y" chart:style-name="G0S0">
            <chart:data-point chart:repeated="4"/>
          </chart:series>
          <chart:series chart:label-cell-address="NET.$A$8" chart:values-cell-range-address="NET.$B$8:.$E$8" chart:class="chart:bar" chart:attached-axis="primary-y" chart:style-name="G0S1">
            <chart:data-point chart:repeated="4"/>
          </chart:series>
          <chart:series chart:label-cell-address="NET.$A$9" chart:values-cell-range-address="N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B$1" chart:values-cell-range-address="NET.$B$2:.$B$5" chart:class="chart:area" chart:attached-axis="primary-y" chart:style-name="G0S0">
            <chart:data-point chart:repeated="4"/>
          </chart:series>
          <chart:series chart:label-cell-address="NET.$C$1" chart:values-cell-range-address="NET.$C$2:.$C$5" chart:class="chart:area" chart:attached-axis="primary-y" chart:style-name="G0S1">
            <chart:data-point chart:repeated="4"/>
          </chart:series>
          <chart:series chart:label-cell-address="NET.$D$1" chart:values-cell-range-address="NET.$D$2:.$D$5" chart:class="chart:area" chart:attached-axis="primary-y" chart:style-name="G0S2">
            <chart:data-point chart:repeated="4"/>
          </chart:series>
          <chart:series chart:label-cell-address="NET.$E$1" chart:values-cell-range-address="NET.$E$2:.$E$5" chart:class="chart:area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7" chart:values-cell-range-address="NETPACKET.$B$7:.$E$7" chart:class="chart:bar" chart:attached-axis="primary-y" chart:style-name="G0S0">
            <chart:data-point chart:repeated="4"/>
          </chart:series>
          <chart:series chart:label-cell-address="NETPACKET.$A$8" chart:values-cell-range-address="NETPACKET.$B$8:.$E$8" chart:class="chart:bar" chart:attached-axis="primary-y" chart:style-name="G0S1">
            <chart:data-point chart:repeated="4"/>
          </chart:series>
          <chart:series chart:label-cell-address="NETPACKET.$A$9" chart:values-cell-range-address="NETPACK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5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5" chart:class="chart:line" chart:attached-axis="primary-y" chart:style-name="G0S0">
            <chart:data-point chart:repeated="4"/>
          </chart:series>
          <chart:series chart:label-cell-address="NETPACKET.$C$1" chart:values-cell-range-address="NETPACKET.$C$2:.$C$5" chart:class="chart:line" chart:attached-axis="primary-y" chart:style-name="G0S1">
            <chart:data-point chart:repeated="4"/>
          </chart:series>
          <chart:series chart:label-cell-address="NETPACKET.$D$1" chart:values-cell-range-address="NETPACKET.$D$2:.$D$5" chart:class="chart:line" chart:attached-axis="primary-y" chart:style-name="G0S2">
            <chart:data-point chart:repeated="4"/>
          </chart:series>
          <chart:series chart:label-cell-address="NETPACKET.$E$1" chart:values-cell-range-address="NETPACKET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5" chart:class="chart:line" chart:attached-axis="primary-y" chart:style-name="G0S0">
            <chart:data-point chart:repeated="4"/>
          </chart:series>
          <chart:series chart:label-cell-address="PROC.$C$1" chart:values-cell-range-address="PROC.$C$2:.$C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5" chart:class="chart:line" chart:attached-axis="primary-y" chart:style-name="G0S0">
            <chart:data-point chart:repeated="4"/>
          </chart:series>
          <chart:series chart:values-cell-range-address="PROC.$E$2:.$E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5" chart:class="chart:line" chart:attached-axis="primary-y" chart:style-name="G0S0">
            <chart:data-point chart:repeated="4"/>
          </chart:series>
          <chart:series chart:values-cell-range-address="PROC.$I$2:.$I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H$1" chart:values-cell-range-address="VM.$H$2:.$H$5" chart:class="chart:area" chart:attached-axis="primary-y" chart:style-name="G0S0">
            <chart:data-point chart:repeated="4"/>
          </chart:series>
          <chart:series chart:label-cell-address="VM.$I$1" chart:values-cell-range-address="VM.$I$2:.$I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J$1" chart:values-cell-range-address="VM.$J$2:.$J$5" chart:class="chart:area" chart:attached-axis="primary-y" chart:style-name="G0S0">
            <chart:data-point chart:repeated="4"/>
          </chart:series>
          <chart:series chart:label-cell-address="VM.$K$1" chart:values-cell-range-address="VM.$K$2:.$K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G$1" chart:values-cell-range-address="CPU_ALL.$G$2:.$G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5"/>
          </chart:axis>
          <chart:axis chart:dimension="y" chart:name="primary-y" chart:style-name="Axs1"/>
          <chart:series chart:label-cell-address="CPU01.$B$1" chart:values-cell-range-address="CPU01.$B$2:.$B$5" chart:class="chart:area" chart:attached-axis="primary-y" chart:style-name="G0S0">
            <chart:data-point chart:repeated="4"/>
          </chart:series>
          <chart:series chart:label-cell-address="CPU01.$C$1" chart:values-cell-range-address="CPU01.$C$2:.$C$5" chart:class="chart:area" chart:attached-axis="primary-y" chart:style-name="G0S1">
            <chart:data-point chart:repeated="4"/>
          </chart:series>
          <chart:series chart:label-cell-address="CPU01.$D$1" chart:values-cell-range-address="CPU01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5"/>
          </chart:axis>
          <chart:axis chart:dimension="y" chart:name="primary-y" chart:style-name="Axs1"/>
          <chart:series chart:label-cell-address="CPU02.$B$1" chart:values-cell-range-address="CPU02.$B$2:.$B$5" chart:class="chart:area" chart:attached-axis="primary-y" chart:style-name="G0S0">
            <chart:data-point chart:repeated="4"/>
          </chart:series>
          <chart:series chart:label-cell-address="CPU02.$C$1" chart:values-cell-range-address="CPU02.$C$2:.$C$5" chart:class="chart:area" chart:attached-axis="primary-y" chart:style-name="G0S1">
            <chart:data-point chart:repeated="4"/>
          </chart:series>
          <chart:series chart:label-cell-address="CPU02.$D$1" chart:values-cell-range-address="CPU02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5"/>
          </chart:axis>
          <chart:axis chart:dimension="y" chart:name="primary-y" chart:style-name="Axs1"/>
          <chart:series chart:label-cell-address="CPU03.$B$1" chart:values-cell-range-address="CPU03.$B$2:.$B$5" chart:class="chart:area" chart:attached-axis="primary-y" chart:style-name="G0S0">
            <chart:data-point chart:repeated="4"/>
          </chart:series>
          <chart:series chart:label-cell-address="CPU03.$C$1" chart:values-cell-range-address="CPU03.$C$2:.$C$5" chart:class="chart:area" chart:attached-axis="primary-y" chart:style-name="G0S1">
            <chart:data-point chart:repeated="4"/>
          </chart:series>
          <chart:series chart:label-cell-address="CPU03.$D$1" chart:values-cell-range-address="CPU03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5"/>
          </chart:axis>
          <chart:axis chart:dimension="y" chart:name="primary-y" chart:style-name="Axs1"/>
          <chart:series chart:label-cell-address="CPU04.$B$1" chart:values-cell-range-address="CPU04.$B$2:.$B$5" chart:class="chart:area" chart:attached-axis="primary-y" chart:style-name="G0S0">
            <chart:data-point chart:repeated="4"/>
          </chart:series>
          <chart:series chart:label-cell-address="CPU04.$C$1" chart:values-cell-range-address="CPU04.$C$2:.$C$5" chart:class="chart:area" chart:attached-axis="primary-y" chart:style-name="G0S1">
            <chart:data-point chart:repeated="4"/>
          </chart:series>
          <chart:series chart:label-cell-address="CPU04.$D$1" chart:values-cell-range-address="CPU04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90_Threads -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5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5" chart:class="chart:area" chart:attached-axis="primary-y" chart:style-name="G0S0">
            <chart:data-point chart:repeated="4"/>
          </chart:series>
          <chart:series chart:label-cell-address="DISK_SUMM.$C$1" chart:values-cell-range-address="DISK_SUMM.$C$2:.$C$5" chart:class="chart:area" chart:attached-axis="primary-y" chart:style-name="G0S1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7" chart:values-cell-range-address="DISK_SUMM.$B$7:.$D$7" chart:class="chart:bar" chart:attached-axis="primary-y" chart:style-name="G0S0">
            <chart:data-point chart:repeated="3"/>
          </chart:series>
          <chart:series chart:label-cell-address="DISK_SUMM.$A$8" chart:values-cell-range-address="DISK_SUMM.$B$8:.$D$8" chart:class="chart:bar" chart:attached-axis="primary-y" chart:style-name="G0S1">
            <chart:data-point chart:repeated="3"/>
          </chart:series>
          <chart:series chart:label-cell-address="DISK_SUMM.$A$9" chart:values-cell-range-address="DISK_SUMM.$B$9:.$D$9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90_Threads (Kbyte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7:.$E$7" chart:class="chart:bar" chart:attached-axis="primary-y" chart:style-name="G0S0">
            <chart:data-point chart:repeated="4"/>
          </chart:series>
          <chart:series chart:values-cell-range-address="DISKBSIZE.$B$8:.$E$8" chart:class="chart:bar" chart:attached-axis="primary-y" chart:style-name="G0S1">
            <chart:data-point chart:repeated="4"/>
          </chart:series>
          <chart:series chart:values-cell-range-address="DISKBSIZ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90_Threads (Kbyte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5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5" chart:class="chart:line" chart:attached-axis="primary-y" chart:style-name="G0S0">
            <chart:data-point chart:repeated="4"/>
          </chart:series>
          <chart:series chart:label-cell-address="DISKBSIZE.$C$1" chart:values-cell-range-address="DISKBSIZE.$C$2:.$C$5" chart:class="chart:line" chart:attached-axis="primary-y" chart:style-name="G0S1">
            <chart:data-point chart:repeated="4"/>
          </chart:series>
          <chart:series chart:label-cell-address="DISKBSIZE.$D$1" chart:values-cell-range-address="DISKBSIZE.$D$2:.$D$5" chart:class="chart:line" chart:attached-axis="primary-y" chart:style-name="G0S2">
            <chart:data-point chart:repeated="4"/>
          </chart:series>
          <chart:series chart:label-cell-address="DISKBSIZE.$E$1" chart:values-cell-range-address="DISKBSIZ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9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7:.$E$7" chart:class="chart:bar" chart:attached-axis="primary-y" chart:style-name="G0S0">
            <chart:data-point chart:repeated="4"/>
          </chart:series>
          <chart:series chart:values-cell-range-address="DISKBUSY.$B$8:.$E$8" chart:class="chart:bar" chart:attached-axis="primary-y" chart:style-name="G0S1">
            <chart:data-point chart:repeated="4"/>
          </chart:series>
          <chart:series chart:values-cell-range-address="DISKBUSY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